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color="#000000" style:font-name="Times new roman" style:text-underline-style="none" fo:font-weight="normal" style:font-weight-asian="normal" style:font-weight-complex="normal"/>
    </style:style>
    <style:style style:name="P3" style:family="paragraph" style:parent-style-name="Text_20_body">
      <style:paragraph-properties fo:text-align="start" style:justify-single-word="false"/>
      <style:text-properties fo:color="#000000" style:font-name="Times new roman" fo:font-style="italic" fo:font-weight="normal" style:font-weight-asian="normal" style:font-weight-complex="normal"/>
    </style:style>
    <style:style style:name="P4" style:family="paragraph" style:parent-style-name="Text_20_body">
      <style:text-properties fo:color="#000000" fo:font-weight="normal" style:font-weight-asian="normal" style:font-weight-complex="normal"/>
    </style:style>
    <style:style style:name="P5" style:family="paragraph" style:parent-style-name="Text_20_body">
      <style:paragraph-properties fo:text-align="start" style:justify-single-word="false"/>
      <style:text-properties fo:color="#000000" fo:font-weight="normal" style:font-weight-asian="normal" style:font-weight-complex="normal"/>
    </style:style>
    <style:style style:name="P6" style:family="paragraph" style:parent-style-name="Text_20_body">
      <style:paragraph-properties fo:text-align="start" style:justify-single-word="false"/>
      <style:text-properties fo:color="#000000" fo:font-style="italic" fo:font-weight="normal" style:font-weight-asian="normal" style:font-weight-complex="normal"/>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fo:color="#000000" fo:font-weight="normal" style:font-weight-asian="normal" style:font-weight-complex="normal"/>
    </style:style>
    <style:style style:name="P9" style:family="paragraph" style:parent-style-name="Text_20_body">
      <style:paragraph-properties fo:margin-top="0cm" fo:margin-bottom="0cm" fo:text-align="start" style:justify-single-word="false"/>
      <style:text-properties fo:color="#000000" fo:font-weight="normal" style:font-weight-asian="normal" style:font-weight-complex="normal"/>
    </style:style>
    <style:style style:name="P10" style:family="paragraph" style:parent-style-name="Text_20_body">
      <style:paragraph-properties fo:margin-top="0cm" fo:margin-bottom="0cm"/>
      <style:text-properties fo:color="#000000" style:font-name="Times new roman" style:text-underline-style="none" fo:font-weight="normal" style:font-weight-asian="normal" style:font-weight-complex="normal"/>
    </style:style>
    <style:style style:name="P11" style:family="paragraph" style:parent-style-name="Text_20_body">
      <style:paragraph-properties fo:margin-top="0cm" fo:margin-bottom="0cm" fo:text-align="start" style:justify-single-word="false"/>
      <style:text-properties fo:color="#000000" style:font-name="Times new roman" style:text-underline-style="none" fo:font-weight="normal" style:font-weight-asian="normal" style:font-weight-complex="normal"/>
    </style:style>
    <style:style style:name="P12" style:family="paragraph" style:parent-style-name="Text_20_body">
      <style:paragraph-properties fo:margin-top="0cm" fo:margin-bottom="0cm"/>
      <style:text-properties fo:color="#000000" style:font-name="Times new roman" fo:font-weight="normal" style:font-weight-asian="normal" style:font-weight-complex="normal"/>
    </style:style>
    <style:style style:name="P13" style:family="paragraph" style:parent-style-name="Text_20_body">
      <style:paragraph-properties fo:margin-top="0cm" fo:margin-bottom="0cm" fo:text-align="start" style:justify-single-word="false"/>
      <style:text-properties fo:color="#000000" style:text-underline-style="none"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Standard">
      <style:paragraph-properties fo:text-align="start" style:justify-single-word="false"/>
      <style:text-properties fo:color="#000000" fo:font-weight="normal" style:font-weight-asian="normal" style:font-weight-complex="normal"/>
    </style:style>
    <style:style style:name="P16" style:family="paragraph" style:parent-style-name="Text_20_body">
      <style:paragraph-properties fo:text-align="start" style:justify-single-word="false"/>
      <style:text-properties fo:color="#000000" fo:font-weight="normal" style:font-weight-asian="normal" style:font-weight-complex="normal"/>
    </style:style>
    <style:style style:name="P17" style:family="paragraph" style:parent-style-name="Text_20_body" style:list-style-name="L2">
      <style:paragraph-properties fo:text-align="start" style:justify-single-word="false"/>
      <style:text-properties fo:color="#000000" fo:font-weight="normal" style:font-weight-asian="normal" style:font-weight-complex="normal"/>
    </style:style>
    <style:style style:name="P18" style:family="paragraph" style:parent-style-name="Text_20_body" style:list-style-name="L1">
      <style:paragraph-properties fo:margin-top="0cm" fo:margin-bottom="0cm" fo:text-align="start" style:justify-single-word="false"/>
      <style:text-properties fo:color="#000000" fo:font-weight="normal" style:font-weight-asian="normal" style:font-weight-complex="normal"/>
    </style:style>
    <style:style style:name="P19" style:family="paragraph" style:parent-style-name="Text_20_body" style:list-style-name="L3">
      <style:paragraph-properties fo:margin-top="0cm" fo:margin-bottom="0cm" fo:text-align="start" style:justify-single-word="false"/>
      <style:text-properties fo:color="#000000" fo:font-weight="normal" style:font-weight-asian="normal" style:font-weight-complex="normal"/>
    </style:style>
    <style:style style:name="T1" style:family="text">
      <style:text-properties style:font-name="Times new roman"/>
    </style:style>
    <style:style style:name="T2" style:family="text">
      <style:text-properties style:font-name="Times new roman" fo:font-style="italic"/>
    </style:style>
    <style:style style:name="T3" style:family="text">
      <style:text-properties fo:color="#000000" fo:font-weight="normal" style:font-weight-asian="normal" style:font-weight-complex="normal"/>
    </style:style>
    <style:style style:name="T4" style:family="text">
      <style:text-properties fo:color="#000000" style:font-name="Liberation Sans" fo:font-weight="normal" style:font-weight-asian="normal" style:font-weight-complex="normal"/>
    </style:style>
    <style:style style:name="T5" style:family="text">
      <style:text-properties fo:color="#000000" style:font-name="Liberation Serif" fo:font-weight="normal" style:font-weight-asian="normal" style:font-weight-complex="normal"/>
    </style:style>
    <style:style style:name="T6" style:family="text">
      <style:text-properties fo:color="#000000" style:font-name="Liberation Serif" fo:font-weight="normal" fo:background-color="#ffffff" style:font-weight-asian="normal" style:font-weight-complex="normal"/>
    </style:style>
    <style:style style:name="T7" style:family="text">
      <style:text-properties style:text-underline-style="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65904381" text:style-name="L1">
        <text:list-item>
          <text:p text:style-name="P18">How do we add Javascript onto a web page?</text:p>
        </text:list-item>
      </text:list>
      <text:p text:style-name="P9"><text:s text:c="6"/></text:p>
      <text:p text:style-name="P9"><text:s text:c="8"/>Ans:-Javascript can be added in the &lt;body&gt; or in the &lt;head&gt; section of web pages.Unlimited number of Javascript can be placed in an HTML document.</text:p>
      <text:p text:style-name="P9"/>
      <text:list xml:id="list1899710317" text:continue-numbering="true" text:style-name="L1">
        <text:list-item>
          <text:p text:style-name="P18">How will you include a .js file to a web page?</text:p>
        </text:list-item>
      </text:list>
      <text:p text:style-name="P9"/>
      <text:p text:style-name="P9"><text:s text:c="8"/>Ans:-External files often contain code to be used by several different web pages. External <text:s text:c="17"/>JavaScript files have the file extension .js.</text:p>
      <text:p text:style-name="P5">To use an external script, point to the .js file in the "src" attribute of the &lt;script&gt; tag:</text:p>
      <text:p text:style-name="P5"><text:s text:c="32"/>&lt;script src="myScript.js"&gt;&lt;/script&gt;</text:p>
      <text:p text:style-name="P5">3.Is Javascript case sensitive?</text:p>
      <text:p text:style-name="P5"><text:s text:c="9"/>Ans:-Yes </text:p>
      <text:p text:style-name="P5"><text:s/>4.Please create 2*2 table using "createElement" method of Javascript . Add a row to newly <text:s text:c="43"/>created table using DOM. </text:p>
      <text:p text:style-name="P5"><text:s text:c="10"/>Ans:-&lt;!DOCTYPE html&gt; </text:p>
      <text:p text:style-name="P5"><text:tab/>&lt;html&gt; </text:p>
      <text:p text:style-name="P5"><text:tab/>&lt;body&gt; </text:p>
      <text:p text:style-name="P5"><text:s text:c="8"/><text:tab/><text:tab/>&lt;h1&gt;THIS IS MY FIRST HTML PAGE&lt;/h1&gt; </text:p>
      <text:p text:style-name="P5"><text:s text:c="8"/><text:tab/><text:tab/>&lt;p&gt;my name is sandeep&lt;/p&gt; </text:p>
      <text:p text:style-name="P5"><text:s text:c="7"/><text:tab/><text:tab/> &lt;p&gt;2*2 table is below&lt;/p&gt; </text:p>
      <text:p text:style-name="P5"><text:s text:c="8"/><text:tab/><text:tab/>&lt;script type="text/javascript"&gt; </text:p>
      <text:p text:style-name="P5"><text:s text:c="8"/><text:tab/><text:tab/>var table=document.createElement('table'); </text:p>
      <text:p text:style-name="P5"><text:s text:c="8"/><text:tab/><text:tab/>table.innerHTML = <text:tab/><text:tab/>"&lt;tr&gt;&lt;td&gt;1&lt;/td&gt;&lt;td&gt;2&lt;/td&gt;&lt;/tr&gt;&lt;tr&gt;&lt;td&gt;2&lt;/td&gt;&lt;td&gt;1&lt;/td&gt;&lt;/tr&gt;"; </text:p>
      <text:p text:style-name="P5"><text:s text:c="7"/><text:tab/><text:tab/> var r=table.insertRow(2); </text:p>
      <text:p text:style-name="P5"><text:s text:c="7"/><text:tab/><text:tab/> var c=r.insertCell(0); </text:p>
      <text:p text:style-name="P5"><text:s text:c="7"/><text:tab/><text:tab/> c.innerHTML=5; </text:p>
      <text:p text:style-name="P5"><text:s text:c="7"/><text:tab/><text:tab/> c=r.insertCell(1); </text:p>
      <text:p text:style-name="P5"><text:s text:c="8"/><text:tab/><text:tab/>c.innerHTML=6; </text:p>
      <text:p text:style-name="P5"><text:s text:c="7"/><text:tab/><text:tab/> document.body.appendChild(table); </text:p>
      <text:p text:style-name="P5"><text:s text:c="8"/><text:tab/><text:tab/>&lt;/script&gt; </text:p>
      <text:p text:style-name="P5"><text:tab/>&lt;/body&gt; </text:p>
      <text:p text:style-name="P5"><text:tab/>&lt;/html&gt; </text:p>
      <text:p text:style-name="P5">5.How many ways are there to create a Javascript objects.? Give an example for each type.</text:p>
      <text:p text:style-name="P5"><text:s text:c="5"/>Ans:- Almost everything in javascript is considerd as a object .</text:p>
      <text:p text:style-name="P5">This example creates an object called "person", and adds four properties to it:</text:p>
      <text:p text:style-name="P5"><text:tab/>person=new Object();<text:line-break/><text:tab/>person.firstname="Sandeep";<text:line-break/><text:tab/>person.lastname=”Gupta";<text:line-break/><text:tab/>person.age=25;<text:line-break/><text:soft-page-break/><text:tab/>person.eyecolor="black";</text:p>
      <text:p text:style-name="P5">The syntax for accessing the property of an object is: </text:p>
      <text:p text:style-name="P6"><text:tab/><text:span text:style-name="T1">objectName.propertyName</text:span></text:p>
      <text:p text:style-name="P3"><text:s text:c="13"/>This example uses the length property of the String object to find the length of a string:</text:p>
      <text:p text:style-name="P5"><text:span text:style-name="T2"><text:s text:c="2"/><text:tab/> </text:span><text:span text:style-name="T1">var message="Hello World!";<text:line-break/><text:tab/> var x=message.length; <text:s text:c="18"/>o/p=12</text:span></text:p>
      <text:p text:style-name="P3">We can call a method with the following syntax:</text:p>
      <text:p text:style-name="P3"><text:tab/>var message="Hello world!";<text:line-break/><text:tab/>var x=message.toUpperCase(); <text:s text:c="2"/>o/p=”HELLO WORLD!”</text:p>
      <text:p text:style-name="P5"/>
      <text:p text:style-name="P5">6.Is array treated as Object in Javascript ? <text:s/>if yes Please explain.</text:p>
      <text:p text:style-name="P5"><text:s text:c="4"/>Ans:-Yes </text:p>
      <text:p text:style-name="P5"><text:s text:c="5"/>An array is a special variable, which can hold more than one value at a time.</text:p>
      <text:p text:style-name="P5"><text:s text:c="5"/>An array can be created in three ways. </text:p>
      <text:p text:style-name="P5"><text:s text:c="4"/>The following code creates an Array object called myCars:</text:p>
      <text:p text:style-name="P4"><text:tab/>1: Regular:</text:p>
      <text:p text:style-name="P4"><text:tab/>var myCars=new Array(); <text:line-break/><text:tab/>myCars[0]="skoda"; <text:line-break/><text:tab/>myCars[1]="Volvo";<text:line-break/><text:tab/>myCars[2]="BMW";</text:p>
      <text:p text:style-name="P4"><text:tab/>2: Condensed:</text:p>
      <text:p text:style-name="P4"><text:tab/>var myCars=new Array("skoda","Volvo","BMW");</text:p>
      <text:p text:style-name="P4"><text:tab/>3: Literal:</text:p>
      <text:p text:style-name="P8"><text:tab/>var myCars=["skoda","Volvo","BMW"];</text:p>
      <text:p text:style-name="P5"/>
      <text:p text:style-name="P5"/>
      <text:p text:style-name="P5">7.Create a Javascript object using object literals.</text:p>
      <text:p text:style-name="P5"><text:s text:c="9"/>person={firstname:"sandeep",lastname:"gupta",age:25,eyecolor:"black"};</text:p>
      <text:p text:style-name="P5">8.What are the types used in JavaScript?</text:p>
      <text:p text:style-name="P5"><text:s text:c="14"/>Ans:-Types used in javascript are-</text:p>
      <text:p text:style-name="P5"><text:s text:c="23"/>String</text:p>
      <text:p text:style-name="P5"><text:s text:c="23"/>Number</text:p>
      <text:p text:style-name="P5"><text:s text:c="23"/>Boolean</text:p>
      <text:p text:style-name="P5"><text:s text:c="23"/>Array</text:p>
      <text:p text:style-name="P5"><text:s text:c="23"/>Object</text:p>
      <text:p text:style-name="P5"><text:s text:c="23"/>Null</text:p>
      <text:p text:style-name="P5"><text:s text:c="23"/>Undefined.</text:p>
      <text:p text:style-name="P5">9.What are the boolean operators supported by Javascript?</text:p>
      <text:list xml:id="list1556249443" text:style-name="L2">
        <text:list-item>
          <text:list>
            <text:list-header>
              <text:p text:style-name="P17"><text:soft-page-break/>Ans:- given x==5 </text:p>
              <text:p text:style-name="P17"><text:s text:c="7"/>Operator <text:s text:c="8"/>Description <text:s text:c="8"/>Comparing <text:s text:c="11"/>Returns</text:p>
            </text:list-header>
          </text:list>
        </text:list-item>
      </text:list>
      <text:p text:style-name="P5"><text:s text:c="28"/>== <text:s text:c="21"/>equal to <text:s text:c="12"/>x==5 <text:s text:c="22"/>true <text:s text:c="5"/></text:p>
      <text:p text:style-name="P5"><text:s text:c="27"/>=== <text:s text:c="12"/>strict equality <text:s text:c="9"/>x===”5” <text:s text:c="17"/>false</text:p>
      <text:p text:style-name="P5"><text:s text:c="79"/>x===5 <text:s text:c="20"/>true</text:p>
      <text:p text:style-name="P5"><text:s text:c="27"/>!= <text:s text:c="16"/>not equal <text:s text:c="16"/>x!=8 <text:s text:c="23"/>true</text:p>
      <text:p text:style-name="P5"><text:s text:c="27"/>!== <text:s text:c="12"/>not equal(diff type) <text:s text:c="2"/>x!==”5” <text:s text:c="16"/>true</text:p>
      <text:p text:style-name="P5"><text:s text:c="28"/>&gt; <text:s text:c="18"/>greater than <text:s text:c="12"/>x&gt;5 <text:s text:c="22"/>false</text:p>
      <text:p text:style-name="P5"><text:s text:c="28"/>&lt; <text:s text:c="18"/>less than <text:s text:c="18"/>x&lt;6 <text:s text:c="22"/>true</text:p>
      <text:p text:style-name="P5"><text:s text:c="27"/>&gt;= <text:s text:c="13"/>greater than or equals <text:s/>x&gt;=5 <text:s text:c="20"/>true</text:p>
      <text:p text:style-name="P5"><text:s text:c="28"/>&lt;= <text:s text:c="11"/>lss than or equals <text:s text:c="9"/>x&lt;=4 <text:s text:c="20"/>false</text:p>
      <text:p text:style-name="P5"><text:s text:c="9"/>booleans operators are supported by the conditional operators also.</text:p>
      <text:p text:style-name="P5">10.How to create a array inJavascript?</text:p>
      <text:p text:style-name="P5"/>
      <text:p text:style-name="P14"><text:s text:c="12"/>1: Regular:</text:p>
      <text:p text:style-name="P4"><text:tab/>var myCars=new Array(); <text:line-break/><text:tab/>myCars[0]="skoda"; <text:line-break/><text:tab/>myCars[1]="Volvo";<text:line-break/><text:tab/>myCars[2]="BMW";</text:p>
      <text:p text:style-name="P4"><text:tab/>2: Condensed:</text:p>
      <text:p text:style-name="P4"><text:tab/>var myCars=new Array("skoda","Volvo","BMW");</text:p>
      <text:p text:style-name="P4"><text:tab/>3: Literal:</text:p>
      <text:p text:style-name="P9"><text:tab/>var myCars=["skoda","Volvo","BMW"];</text:p>
      <text:p text:style-name="P9"/>
      <text:p text:style-name="P9"/>
      <text:p text:style-name="P5">11.Define JavaScript "prototype" property? Write a function using "prototype" property.</text:p>
      <text:p text:style-name="P1"><text:span text:style-name="T3"><text:s text:c="9"/>The prototype property allows you to add properties and methods to an object. If you try to look up a key on an object and it is not found, JavaScript will look for it in the prototype. It will follow the “prototype chain” until it sees a </text:span><text:span text:style-name="Source_20_Text"><text:span text:style-name="T3">null</text:span></text:span><text:span text:style-name="T3"> value. In that case, it returns </text:span><text:span text:style-name="Source_20_Text"><text:span text:style-name="T3">undefined</text:span></text:span></text:p>
      <text:p text:style-name="P1"><text:span text:style-name="Source_20_Text"><text:span text:style-name="T3"/></text:span></text:p>
      <text:p text:style-name="P1"><text:span text:style-name="Source_20_Text"><text:span text:style-name="T3"><text:s text:c="9"/>Function using prototype :</text:span></text:span></text:p>
      <text:p text:style-name="P7"><text:span text:style-name="Source_20_Text"><text:span text:style-name="T5">var Employee = function(name, title) {<text:line-break/><text:tab/>this.name = name;<text:line-break/><text:tab/>this.title = title;<text:line-break/><text:tab/>this.greet = function() {<text:line-break/><text:tab/><text:tab/>if (this.canTalk) {<text:line-break/><text:tab/><text:tab/><text:tab/>console.log("Hi, I'm "+this.name+", the "+this.title);<text:line-break/><text:tab/><text:tab/>}<text:line-break/><text:tab/>}<text:line-break/>}<text:line-break/><text:line-break/>var Customer = function(name) {<text:line-break/><text:tab/>this.name = name;<text:line-break/></text:span></text:span><text:soft-page-break/><text:span text:style-name="Source_20_Text"><text:span text:style-name="T5">}</text:span></text:span></text:p>
      <text:p text:style-name="P7"><text:span text:style-name="Source_20_Text"><text:span text:style-name="T5"><text:line-break/>var Mime = function(name) {<text:line-break/><text:tab/>this.name = name;<text:line-break/><text:tab/>this.canTalk = false;<text:line-break/>}<text:line-break/><text:line-break/>var Person = {<text:line-break/><text:tab/>canTalk : true,<text:line-break/><text:tab/>greet : function() {<text:line-break/><text:tab/><text:tab/>if (this.canTalk) {<text:line-break/><text:tab/> <text:tab/><text:tab/>console.log("Hi, I'm "+this.name)<text:line-break/></text:span></text:span><text:span text:style-name="Source_20_Text"><text:span text:style-name="T6">        <text:tab/><text:tab/>}<text:line-break/>    <text:tab/>}</text:span></text:span><text:span text:style-name="Source_20_Text"><text:span text:style-name="T5"><text:line-break/>}</text:span></text:span></text:p>
      <text:p text:style-name="P7"><text:span text:style-name="Source_20_Text"><text:span text:style-name="T5"><text:line-break/>Customer.prototype = Person;<text:line-break/>Employee.prototype = Person;<text:line-break/>Mime.prototype = Person;<text:line-break/><text:line-break/>var bob = new Employee('Bob','Builder');<text:line-break/>var joe = new Customer('Joe');<text:line-break/>var rg = new Employee('Red Green','Handyman');<text:line-break/>var mike = new Customer('Mike');<text:line-break/>var mime = new Mime('Mime');<text:line-break/>bob.greet();<text:line-break/>joe.greet();<text:line-break/>rg.greet();<text:line-break/>mike.greet();<text:line-break/>mime.greet();</text:span></text:span></text:p>
      <text:p text:style-name="P7"><text:span text:style-name="Source_20_Text"><text:span text:style-name="T5"/></text:span></text:p>
      <text:p text:style-name="P4">This will output:</text:p>
      <text:p text:style-name="P7"><text:span text:style-name="Source_20_Text"><text:span text:style-name="T4">Hi, I'm Bob, the Builder<text:line-break/>Hi, I'm Joe<text:line-break/>Hi, I'm Red Green, the Handyman<text:line-break/>Hi, I'm Mike</text:span></text:span></text:p>
      <text:p text:style-name="P1"><text:span text:style-name="Source_20_Text"><text:span text:style-name="T4"/></text:span></text:p>
      <text:p text:style-name="P5"><text:s/></text:p>
      <text:p text:style-name="P5">12.How will you update a section of web page without loading the entire web page using javaScript? Write an example to update a section of web page.</text:p>
      <text:p text:style-name="P5"><text:s text:c="6"/>Ans:-</text:p>
      <text:p text:style-name="P5">13.What is DHTML?</text:p>
      <text:p text:style-name="P5"/>
      <text:p text:style-name="P12"><text:span text:style-name="T7">Dynamic HTML, or DHTML, </text:span><text:span text:style-name="T7">is an umbrella term for a collection of technologies used together to create interactive and animated web sites by using a combination of a static markup language (such as HTML), a client-side scripting language (such as Javascript), a presentation definition language (such as CSS), and the Document Object Model.</text:span></text:p>
      <text:p text:style-name="P10"/>
      <text:p text:style-name="P2">DHTML allows scripting languages to change variables in a web page's definition language, which <text:soft-page-break/>in turn affects the look and function of otherwise "static" HTML page content, after the page has been fully loaded and during the viewing process. Thus the dynamic characteristic of DHTML is the way it functions while a page is viewed, not in its ability to generate a unique page with each page load.</text:p>
      <text:p text:style-name="P11">DHTML is differentiated from AJAX by the fact that a DHTML page is still request/reload-based. With DHTML, there may not be any interaction between the client and server after the page is loaded; all processing happens in Javascript on the client side. By contrast, an AJAX page uses features of DHTML to initiate a request (or 'subrequest') to the server to perform actions such as loading more content.</text:p>
      <text:p text:style-name="P13"/>
      <text:p text:style-name="P13"/>
      <text:p text:style-name="P13"/>
      <text:p text:style-name="P13"/>
      <text:p text:style-name="P5">14.Create a HTML page. Create a button using javaScript function and write a function to hide the button when it is clicked. </text:p>
      <text:p text:style-name="P5"/>
      <text:p text:style-name="P5"><text:s/>&lt;html&gt;</text:p>
      <text:p text:style-name="P5">&lt;head&gt;</text:p>
      <text:p text:style-name="P5">&lt;title&gt;</text:p>
      <text:p text:style-name="P5">&lt;/title&gt;</text:p>
      <text:p text:style-name="P5">&lt;script&gt;</text:p>
      <text:p text:style-name="P5">function loadpage()</text:p>
      <text:p text:style-name="P5">{</text:p>
      <text:p text:style-name="P5"><text:tab/>alert("Hello");</text:p>
      <text:p text:style-name="P5">}</text:p>
      <text:p text:style-name="P5"></text:p>
      <text:p text:style-name="P5">loadpage();</text:p>
      <text:p text:style-name="P5">function func()</text:p>
      <text:p text:style-name="P5">{</text:p>
      <text:p text:style-name="P5"><text:tab/>var element = document.createElement("input");</text:p>
      <text:p text:style-name="P5"><text:tab/>element.id="bt1"</text:p>
      <text:p text:style-name="P5"><text:s/><text:tab/>element.type = "button";</text:p>
      <text:p text:style-name="P5"><text:s text:c="4"/><text:tab/>element.value = "Button1"; </text:p>
      <text:p text:style-name="P5"><text:s text:c="4"/><text:tab/>element.name = "Button1"; </text:p>
      <text:p text:style-name="P5"></text:p>
      <text:p text:style-name="P5"><text:tab/>var foo = document.getElementById("fooBar");</text:p>
      <text:p text:style-name="P5"></text:p>
      <text:p text:style-name="P5"><text:tab/>foo.appendChild(element);</text:p>
      <text:p text:style-name="P5"></text:p>
      <text:p text:style-name="P5"><text:s text:c="4"/><text:tab/>element.onclick = function() </text:p>
      <text:p text:style-name="P5"><text:tab/>{ </text:p>
      <text:p text:style-name="P5"><text:soft-page-break/><text:tab/><text:tab/>document.getElementById('bt1').style.visibility='hidden';</text:p>
      <text:p text:style-name="P5"><text:tab/><text:tab/>document.getElementById('bt').style.visibility='hidden';</text:p>
      <text:p text:style-name="P5"><text:tab/> <text:s text:c="7"/>alert("blabla");</text:p>
      <text:p text:style-name="P5"><text:tab/>};</text:p>
      <text:p text:style-name="P5"></text:p>
      <text:p text:style-name="P5"><text:s text:c="3"/></text:p>
      <text:p text:style-name="P5">}</text:p>
      <text:p text:style-name="P5">&lt;/script&gt;</text:p>
      <text:p text:style-name="P5">&lt;/head&gt;</text:p>
      <text:p text:style-name="P5">&lt;body onload=func()&gt;</text:p>
      <text:p text:style-name="P5">&lt;form id="fooBar" action="" method="" &gt;</text:p>
      <text:p text:style-name="P5"></text:p>
      <text:p text:style-name="P5">&lt;/form&gt;</text:p>
      <text:p text:style-name="P5">&lt;/body&gt;</text:p>
      <text:p text:style-name="P5">&lt;/html</text:p>
      <text:p text:style-name="P5"/>
      <text:p text:style-name="P5"/>
      <text:p text:style-name="P5">15.Write a HTML web page with form element containing two text boxes, Name filed and Phone field, and a submit button. </text:p>
      <text:p text:style-name="P9"><text:s text:c="14"/>When the submit button is clicked validate the values in text boxes considering below rules.</text:p>
      <text:p text:style-name="P9"/>
      <text:p text:style-name="P9"><text:s text:c="18"/>i) Name filed shuld contain AlphaNumeric, no special characters.</text:p>
      <text:p text:style-name="P9"><text:s text:c="18"/>II)Maximum length of the name filed is 20</text:p>
      <text:list xml:id="list1701817158" text:style-name="L3">
        <text:list-item>
          <text:list>
            <text:list-item>
              <text:list>
                <text:list-item>
                  <text:p text:style-name="P19">Phone number field shuld contain only numbers,</text:p>
                </text:list-item>
                <text:list-item>
                  <text:p text:style-name="P19">maximum length of the phone field is 10.</text:p>
                </text:list-item>
              </text:list>
            </text:list-item>
          </text:list>
        </text:list-item>
      </text:list>
      <text:p text:style-name="P9"/>
      <text:p text:style-name="P9">&lt;!DOCTYPE html&gt; </text:p>
      <text:p text:style-name="P9">&lt;html&gt; </text:p>
      <text:p text:style-name="P9">&lt;head&gt; </text:p>
      <text:p text:style-name="P9"><text:s text:c="8"/>&lt;script TYPE="text/javascript"&gt; </text:p>
      <text:p text:style-name="P9"><text:s text:c="8"/>function validateForm() </text:p>
      <text:p text:style-name="P9"><text:s text:c="8"/>{ </text:p>
      <text:p text:style-name="P9"><text:s text:c="8"/>var fname=document.forms["myForm"]["fname"].value; </text:p>
      <text:p text:style-name="P9"><text:s text:c="8"/>if (fname==null || fname=="") </text:p>
      <text:p text:style-name="P9"><text:s text:c="16"/>{ </text:p>
      <text:p text:style-name="P9"><text:s text:c="16"/>alert("Invaid Input : First name must be filled out"); </text:p>
      <text:p text:style-name="P9"><text:s text:c="16"/>return false; </text:p>
      <text:p text:style-name="P9"><text:s text:c="16"/>} </text:p>
      <text:p text:style-name="P9"><text:s text:c="8"/>if(/[^a-zA-Z0-9]/.test(fname) ) </text:p>
      <text:p text:style-name="P9"><text:s text:c="16"/>{ </text:p>
      <text:p text:style-name="P9"><text:s text:c="16"/>alert("Invaid Input : only alphanumeric allowed"); </text:p>
      <text:p text:style-name="P9"><text:s text:c="16"/>return false; </text:p>
      <text:p text:style-name="P9"><text:s text:c="16"/>} </text:p>
      <text:p text:style-name="P9"><text:soft-page-break/></text:p>
      <text:p text:style-name="P9"><text:s text:c="8"/>if (fname.length &gt; 20) </text:p>
      <text:p text:style-name="P9"><text:s text:c="16"/>{ <text:s text:c="6"/></text:p>
      <text:p text:style-name="P9"><text:s text:c="16"/>alert("Invaid Input :more than 20 Characters"); </text:p>
      <text:p text:style-name="P9"><text:s text:c="16"/>return false; </text:p>
      <text:p text:style-name="P9"><text:s text:c="16"/>} </text:p>
      <text:p text:style-name="P9"><text:s text:c="8"/>var phone=document.forms["myForm"]["phone"].value; </text:p>
      <text:p text:style-name="P9"><text:s text:c="8"/>if (phone==null || phone=="") </text:p>
      <text:p text:style-name="P9"><text:s text:c="16"/>{ </text:p>
      <text:p text:style-name="P9"><text:s text:c="16"/>alert("Invaid Input : Phone no. must be filled out"); </text:p>
      <text:p text:style-name="P9"><text:s text:c="16"/>return false; </text:p>
      <text:p text:style-name="P9"><text:s text:c="16"/>} </text:p>
      <text:p text:style-name="P9"><text:s text:c="8"/>if(/[^0-9]/.test(phone) ) </text:p>
      <text:p text:style-name="P9"><text:s text:c="16"/>{ </text:p>
      <text:p text:style-name="P9"><text:s text:c="16"/>alert("Invaid Input : Phone no. should be numeric"); </text:p>
      <text:p text:style-name="P9"><text:s text:c="16"/>return false; </text:p>
      <text:p text:style-name="P9"><text:s text:c="16"/>} </text:p>
      <text:p text:style-name="P9"><text:s text:c="8"/>if (phone.length &gt; 10) </text:p>
      <text:p text:style-name="P9"><text:s text:c="16"/>{ </text:p>
      <text:p text:style-name="P9"><text:s text:c="16"/>alert("Invaid Input : Phone No has more than 10 Characters"); </text:p>
      <text:p text:style-name="P9"><text:s text:c="17"/>return false; </text:p>
      <text:p text:style-name="P9"><text:s text:c="16"/>} </text:p>
      <text:p text:style-name="P9"><text:s text:c="16"/>return true; </text:p>
      <text:p text:style-name="P9"><text:s text:c="16"/>} </text:p>
      <text:p text:style-name="P9"/>
      <text:p text:style-name="P9"><text:s text:c="8"/>&lt;/script&gt; </text:p>
      <text:p text:style-name="P9"><text:s text:c="7"/>&lt;/head&gt; </text:p>
      <text:p text:style-name="P9">&lt;body&gt; </text:p>
      <text:p text:style-name="P9">&lt;h1&gt;FILL NAME AND PHONE NO&lt;/h1&gt; </text:p>
      <text:p text:style-name="P9">&lt;form name="myForm" action="html1.html" onsubmit="return validateForm()" method="post"&gt; </text:p>
      <text:p text:style-name="P9">First name: &lt;input type="text" name="fname"&gt;&lt;br/&gt; </text:p>
      <text:p text:style-name="P9">Phone no. : &lt;input type="text" name="phone"&gt;&lt;br/&gt; </text:p>
      <text:p text:style-name="P9">&lt;input type="submit" value="Submit"&gt; </text:p>
      <text:p text:style-name="P9">&lt;/form&gt; </text:p>
      <text:p text:style-name="P9">&lt;/body&gt; </text:p>
      <text:p text:style-name="P9">&lt;/html&gt; <text:s text:c="45"/></text:p>
      <text:p text:style-name="P9"/>
      <text:p text:style-name="P9"/>
      <text:p text:style-name="P9">16.Write a javascript function to change following style atttributes of the web page <text:s text:c="2"/></text:p>
      <text:p text:style-name="P9"><text:s text:c="25"/>i) Change the web page font size to 8px</text:p>
      <text:p text:style-name="P9"><text:s text:c="24"/>ii) Change the web page font color to green</text:p>
      <text:list xml:id="list1795054349" text:continue-numbering="true" text:style-name="L3">
        <text:list-item>
          <text:list>
            <text:list-item>
              <text:list>
                <text:list-header>
                  <text:p text:style-name="P19"/>
                </text:list-header>
              </text:list>
            </text:list-item>
          </text:list>
        </text:list-item>
      </text:list>
      <text:p text:style-name="P15"><text:s text:c="3"/>&lt;!DOCTYPE html&gt; </text:p>
      <text:p text:style-name="P8">&lt;html&gt; </text:p>
      <text:p text:style-name="P8">&lt;head&gt; </text:p>
      <text:p text:style-name="P8"><text:tab/>&lt;script TYPE="text/javascript"&gt; </text:p>
      <text:p text:style-name="P8"><text:tab/>function myFunction() </text:p>
      <text:p text:style-name="P8"><text:tab/>{ </text:p>
      <text:p text:style-name="P8"><text:tab/><text:tab/>var body = document.body; </text:p>
      <text:p text:style-name="P8"><text:tab/><text:tab/>body.style.fontSize = "8px"; </text:p>
      <text:p text:style-name="P8"><text:tab/> </text:p>
      <text:p text:style-name="P8"><text:tab/>} </text:p>
      <text:p text:style-name="P8"><text:soft-page-break/></text:p>
      <text:p text:style-name="P8"><text:tab/>function myFunction1() </text:p>
      <text:p text:style-name="P8"><text:tab/>{ </text:p>
      <text:p text:style-name="P8"><text:tab/><text:tab/>var body = document.body; </text:p>
      <text:p text:style-name="P8"><text:tab/><text:tab/>body.style.color = "green"; </text:p>
      <text:p text:style-name="P8"><text:tab/>} </text:p>
      <text:p text:style-name="P8"><text:tab/>&lt;/script&gt; </text:p>
      <text:p text:style-name="P8"/>
      <text:p text:style-name="P8">&lt;/head&gt; </text:p>
      <text:p text:style-name="P8"/>
      <text:p text:style-name="P8">&lt;body&gt; </text:p>
      <text:p text:style-name="P8"/>
      <text:p text:style-name="P8">&lt;h1&gt;Hello&lt;/h1&gt; </text:p>
      <text:p text:style-name="P8">&lt;div&gt; </text:p>
      <text:p text:style-name="P8"><text:s/>I am Sandeep. I have done B.E.</text:p>
      <text:p text:style-name="P8">&lt;/div&gt; </text:p>
      <text:p text:style-name="P8">&lt;br/&gt; </text:p>
      <text:p text:style-name="P8">&lt;button type="button" onclick="myFunction()" id='bt1'&gt;Change Font Size&lt;/button&gt; </text:p>
      <text:p text:style-name="P8">&lt;br/&gt;</text:p>
      <text:p text:style-name="P8">&lt;button type="button" onclick="myFunction1()" id='bt1'&gt;Change Font Color&lt;/button&gt; </text:p>
      <text:p text:style-name="P8">&lt;/body&gt; </text:p>
      <text:p text:style-name="P15">&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v </meta:initial-creator>
    <meta:creation-date>2013-08-21T10:15:44</meta:creation-date>
    <dc:date>2013-08-22T14:00:04</dc:date>
    <dc:creator>Neev </dc:creator>
    <meta:editing-duration>PT3H2M9S</meta:editing-duration>
    <meta:editing-cycles>6</meta:editing-cycles>
    <meta:generator>LibreOffice/3.5$Linux_X86_64 LibreOffice_project/350m1$Build-2</meta:generator>
    <meta:document-statistic meta:table-count="0" meta:image-count="0" meta:object-count="0" meta:page-count="8" meta:paragraph-count="224" meta:word-count="1218" meta:character-count="10478" meta:non-whitespace-character-count="7416"/>
  </office:meta>
</office:document-meta>
</file>